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0">
            <text:p>0</text:p>
          </table:table-cell>
          <table:table-cell table:style-name="ce163" table:formula="of:=COUNTIF([.M$7:.M$1020];[.$K2])" office:value-type="float" office:value="0">
            <text:p>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5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1.00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1.00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 table:number-columns-repeated="1"/>
          <table:table-cell table:style-name="ce165">
            <text:p>maamoun.soltani</text:p>
          </table:table-cell>
          <table:table-cell table:style-name="ce171" table:number-columns-repeated="235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maamoun.soltani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maamoun.soltani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maamoun.soltani</text:p>
          </table:table-cell>
          <table:table-cell table:style-name="ce167" table:number-columns-repeated="245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maamoun.soltani</text:p>
          </table:table-cell>
          <table:table-cell table:style-name="ce167" table:number-columns-repeated="245"/>
        </table:table-row>
        <table:table-row table:style-name="ro1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maamoun.soltani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1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maamoun.soltani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maamoun.soltani</text:p>
          </table:table-cell>
          <table:table-cell table:style-name="ce167" table:number-columns-repeated="245"/>
        </table:table-row>
        <table:table-row table:style-name="ro1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maamoun.soltani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maamoun.soltani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maamoun.soltani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maamoun.soltani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maamoun.soltani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0:38:52</dc:date>
    <meta:print-date>2008-06-17T00:45:47</meta:print-date>
    <meta:editing-cycles>776</meta:editing-cycles>
    <meta:editing-duration>P12DT18H28M31S</meta:editing-duration>
    <dc:creator>exoplatform </dc:creator>
    <meta:document-statistic meta:table-count="4" meta:cell-count="288" meta:object-count="1"/>
    <meta:user-defined meta:name="Info 1"/>
    <meta:user-defined meta:name="Info 2"/>
    <meta:user-defined meta:name="Info 3"/>
    <meta:user-defined meta:name="Info 4"/>
  </office:meta>
</office:document-meta>
</file>